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mbria1" svg:font-family="Cambria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0.7138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4957in"/>
    </style:style>
    <style:style style:name="co8" style:family="table-column">
      <style:table-column-properties fo:break-before="auto" style:column-width="1.9846in"/>
    </style:style>
    <style:style style:name="co9" style:family="table-column">
      <style:table-column-properties fo:break-before="auto" style:column-width="4.3811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7.1409in"/>
    </style:style>
    <style:style style:name="co12" style:family="table-column">
      <style:table-column-properties fo:break-before="auto" style:column-width="4.5146in"/>
    </style:style>
    <style:style style:name="co13" style:family="table-column">
      <style:table-column-properties fo:break-before="auto" style:column-width="1.6583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502in" fo:break-before="auto" style:use-optimal-row-height="true"/>
    </style:style>
    <style:style style:name="ro3" style:family="table-row">
      <style:table-row-properties style:row-height="1.4791in" fo:break-before="auto" style:use-optimal-row-height="false"/>
    </style:style>
    <style:style style:name="ro4" style:family="table-row">
      <style:table-row-properties style:row-height="0.9827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1.7839in" fo:break-before="auto" style:use-optimal-row-height="true"/>
    </style:style>
    <style:style style:name="ro7" style:family="table-row">
      <style:table-row-properties style:row-height="0.822in" fo:break-before="auto" style:use-optimal-row-height="true"/>
    </style:style>
    <style:style style:name="ro8" style:family="table-row">
      <style:table-row-properties style:row-height="0.6618in" fo:break-before="auto" style:use-optimal-row-height="true"/>
    </style:style>
    <style:style style:name="ro9" style:family="table-row">
      <style:table-row-properties style:row-height="0.2563in" fo:break-before="auto" style:use-optimal-row-height="true"/>
    </style:style>
    <style:style style:name="ro10" style:family="table-row">
      <style:table-row-properties style:row-height="0.3047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5126in" fo:break-before="auto" style:use-optimal-row-height="true"/>
    </style:style>
    <style:style style:name="ro13" style:family="table-row">
      <style:table-row-properties style:row-height="0.4374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ta1" style:family="table" style:master-page-name="PageStyle_5f_List_20_exhibitions_20_conferences">
      <style:table-properties table:display="true" style:writing-mode="lr-tb"/>
    </style:style>
    <style:style style:name="ta2" style:family="table" style:master-page-name="PageStyle_5f_Sourc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bold" style:font-name-asian="Cambria1" style:font-size-asian="11pt" style:font-style-asian="normal" style:font-weight-asian="bold" style:font-name-complex="Cambria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 style:data-style-name="N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0pt" fo:font-style="normal" fo:text-shadow="none" style:text-underline-style="none" fo:font-weight="normal" style:font-name-asian="Cambria1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6" style:family="table-cell" style:parent-style-name="Default" style:data-style-name="N10118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8pt" fo:font-style="normal" fo:text-shadow="none" style:text-underline-style="none" fo:font-weight="normal" style:font-name-asian="Cambria1" style:font-size-asian="8pt" style:font-style-asian="normal" style:font-weight-asian="normal" style:font-name-complex="Cambria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1" fo:font-size="18pt" fo:font-style="normal" fo:text-shadow="none" style:text-underline-style="none" fo:font-weight="normal" style:font-name-asian="Cambria1" style:font-size-asian="18pt" style:font-style-asian="normal" style:font-weight-asian="normal" style:font-name-complex="Cambria1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Cambria1" fo:font-size="9pt" fo:font-style="normal" fo:text-shadow="none" style:text-underline-style="none" fo:font-weight="bold" style:font-name-asian="Cambria1" style:font-size-asian="9pt" style:font-style-asian="normal" style:font-weight-asian="bold" style:font-name-complex="Cambria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mbria1" fo:font-size="10pt" fo:font-style="italic" fo:text-shadow="none" style:text-underline-style="none" fo:font-weight="normal" style:font-name-asian="Cambria1" style:font-size-asian="10pt" style:font-style-asian="italic" style:font-weight-asian="normal" style:font-name-complex="Cambria1" style:font-size-complex="10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mbria1" fo:font-size="10pt" fo:font-style="normal" fo:text-shadow="none" style:text-underline-style="none" fo:font-weight="normal" style:font-name-asian="Cambria1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mbria1" fo:font-size="11pt" fo:font-style="italic" fo:text-shadow="none" style:text-underline-style="none" fo:font-weight="normal" style:font-name-asian="Cambria1" style:font-size-asian="11pt" style:font-style-asian="italic" style:font-weight-asian="normal" style:font-name-complex="Cambria1" style:font-size-complex="11pt" style:font-style-complex="italic" style:font-weight-complex="normal"/>
    </style:style>
    <style:style style:name="T5" style:family="text">
      <style:text-properties fo:color="#000000" style:text-outline="false" style:text-line-through-style="none" style:text-position="0% 100%" style:font-name="Cambria1" fo:font-size="11pt" fo:font-style="normal" fo:text-shadow="none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mbria1" fo:font-size="8pt" fo:font-style="italic" fo:text-shadow="none" style:text-underline-style="none" fo:font-weight="normal" style:font-name-asian="Cambria1" style:font-size-asian="8pt" style:font-style-asian="italic" style:font-weight-asian="normal" style:font-name-complex="Cambria1" style:font-size-complex="8pt" style:font-style-complex="italic" style:font-weight-complex="normal"/>
    </style:style>
    <style:style style:name="T7" style:family="text">
      <style:text-properties fo:color="#000000" style:text-outline="false" style:text-line-through-style="none" style:text-position="0% 100%" style:font-name="Cambria1" fo:font-size="8pt" fo:font-style="normal" fo:text-shadow="none" style:text-underline-style="none" fo:font-weight="normal" style:font-name-asian="Cambria1" style:font-size-asian="8pt" style:font-style-asian="normal" style:font-weight-asian="normal" style:font-name-complex="Cambria1" style:font-size-complex="8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ist exhibitions conferenc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47" table:default-cell-style-name="ce3"/>
        <table:table-column table:style-name="co10" table:number-columns-repeated="767" table:default-cell-style-name="Default"/>
        <table:table-row table:style-name="ro1">
          <table:table-cell table:style-name="ce1" office:value-type="string">
            <text:p>Event 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start day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Notes</text:p>
            <text:p><text:span text:style-name="T1">(* = </text:span><text:span text:style-name="T1">prominent in </text:span><text:span text:style-name="T1">lit)</text:span></text:p>
          </table:table-cell>
          <table:table-cell table:style-name="ce1" office:value-type="string">
            <text:p>Sources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First Exhibition of the Aeronautical Society of Great Britain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Crystal Palace, London</text:p>
          </table:table-cell>
          <table:table-cell table:style-name="ce2" office:value-type="string">
            <text:p>Br</text:p>
          </table:table-cell>
          <table:table-cell table:style-name="ce2" office:value-type="float" office:value="1868">
            <text:p>186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78 exhibits ; Stringfellow triplane model demo; started June 25 and went for ten more days</text:p>
          </table:table-cell>
          <table:table-cell table:style-name="ce5" office:value-type="string">
            <text:p>Penrose book; Brockett 1910 M#123290 p710.</text:p>
          </table:table-cell>
          <table:table-cell table:style-name="ce2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Aeronautical exhibition in Paris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Paris</text:p>
          </table:table-cell>
          <table:table-cell table:style-name="ce2" office:value-type="string">
            <text:p>Fr</text:p>
          </table:table-cell>
          <table:table-cell table:style-name="ce2" office:value-type="float" office:value="1883">
            <text:p>188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5</text:p>
          </table:table-cell>
          <table:table-cell table:style-name="ce2" office:value-type="float" office:value="20">
            <text:p>20</text:p>
          </table:table-cell>
          <table:table-cell table:style-name="ce5" office:value-type="string">
            <text:p>days June 5-24 according to <text:span text:style-name="T2">Science.</text:span></text:p>
          </table:table-cell>
          <table:table-cell table:style-name="ce5" office:value-type="string">
            <text:p>E.P. Frost reference in Brockett #59770 ; also the same thing republished apparently and not listed in Brockett: http://books.google.com/books?id=NhgfAQAAMAAJ&amp;pg=PA941&amp;lpg=PA941&amp;dq=Aeronautical+exhibition+in+Paris+1883&amp;source=bl&amp;ots=b2dbPfKTjv&amp;sig=aPJEfWWYh36IgHIRM5PKHJ7Ka8g&amp;hl=en&amp;sa=X&amp;ei=RMgqULGCJ-eK6QGt64HABg&amp;ved=0CDQQ6AEwAA#v=onepage&amp;q=Aeronautical%20exhibition%20in%20Paris%201883&amp;f=false ; also this reference in <text:span text:style-name="T2">Science:</text:span><text:span text:style-name="T3"> <text:s/></text:span><text:span text:style-name="T3">[http://books</text:span><text:span text:style-name="T3">.google.com/</text:span><text:span text:style-name="T3">books?</text:span><text:span text:style-name="T3">id=doECAA</text:span><text:span text:style-name="T3">AAYAAJ&amp;l</text:span><text:span text:style-name="T3">pg=PA150&amp;</text:span><text:span text:style-name="T3">ots=oe7Wh2</text:span><text:span text:style-name="T3">TweA&amp;dq=</text:span><text:span text:style-name="T3">Aeronautical</text:span><text:span text:style-name="T3">%20exhibiti</text:span><text:span text:style-name="T3">on%20in</text:span><text:span text:style-name="T3">%20Paris</text:span><text:span text:style-name="T3">%201883&amp;p</text:span><text:span text:style-name="T3">g=PA150#v</text:span><text:span text:style-name="T3">=onepage&amp;q</text:span><text:span text:style-name="T3">=Aeronautic</text:span><text:span text:style-name="T3">al</text:span><text:span text:style-name="T3">%20exhibiti</text:span><text:span text:style-name="T3">on%20in</text:span><text:span text:style-name="T3">%20Paris</text:span><text:span text:style-name="T3">%201883&amp;f</text:span><text:span text:style-name="T3">=false Notes </text:span><text:span text:style-name="T3">and News]. </text:span><text:span text:style-name="T3">''Science'' </text:span><text:span text:style-name="T3">II:26, Friday </text:span><text:span text:style-name="T3">August 3, </text:span><text:span text:style-name="T3">1883, page </text:span><text:span text:style-name="T3">150 says </text:span><text:span text:style-name="T3">"The </text:span><text:span text:style-name="T3">aeronautical </text:span><text:span text:style-name="T3">exhibition </text:span><text:span text:style-name="T3">was held in </text:span><text:span text:style-name="T3">Paris, at the </text:span><text:span text:style-name="T3">Palais du </text:span><text:span text:style-name="T3">Trocadero, </text:span><text:span text:style-name="T3">from June 5 </text:span><text:span text:style-name="T3">to 24--one </text:span><text:span text:style-name="T3">week longer </text:span><text:span text:style-name="T3">than was the </text:span><text:span text:style-name="T3">intention. </text:span><text:span text:style-name="T3">There were a </text:span><text:span text:style-name="T3">number of </text:span><text:span text:style-name="T3">plans for </text:span><text:span text:style-name="T3">flying-</text:span><text:span text:style-name="T3">machines </text:span><text:span text:style-name="T3">shown, but a </text:span><text:span text:style-name="T3">strange lack </text:span><text:span text:style-name="T3">of successful </text:span><text:span text:style-name="T3">results."</text:span></text:p>
          </table:table-cell>
          <table:table-cell table:style-name="ce2" office:value-type="string">
            <text:p>`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>
            <text:p>Aeronautical Exhibition of 1885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Alexandra Palace</text:p>
          </table:table-cell>
          <table:table-cell table:style-name="ce2" office:value-type="string">
            <text:p>Br</text:p>
          </table:table-cell>
          <table:table-cell table:style-name="ce2" office:value-type="float" office:value="1885">
            <text:p>1885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5" office:value-type="string">
            <text:p>Run by Aero Society of Great Britain ; 16 exhibits</text:p>
          </table:table-cell>
          <table:table-cell table:style-name="ce5" office:value-type="string">
            <text:p>Jurors' report of this exhibition: <text:s/>http://books.google.com/books?id=h6wEAAAAQAAJ&amp;lpg=RA1-PA89&amp;ots=tNgV4GzmWu&amp;dq=Aeronautical%20exhibition%20%201885%20Alexandra%20Palace&amp;pg=RA1-PA89#v=onepage&amp;q=Aeronautical%20exhibition%20%201885%20Alexandra%20Palace&amp;f=false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Aeronautical Exhibition in Liverpool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Liverpool, Britain</text:p>
          </table:table-cell>
          <table:table-cell table:style-name="ce2" office:value-type="string">
            <text:p>Br</text:p>
          </table:table-cell>
          <table:table-cell table:style-name="ce2" office:value-type="string">
            <text:p>1886?</text:p>
          </table:table-cell>
          <table:table-cell table:style-name="ce2" table:number-columns-repeated="3"/>
          <table:table-cell table:style-name="ce5" office:value-type="string">
            <text:p>Two authors wrote about it</text:p>
          </table:table-cell>
          <table:table-cell table:style-name="ce5" office:value-type="string">
            <text:p>Brockett 1910, p568, M#98480 (by Mck) ; and p150, M25520 (by Brearey)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Aeronautical Navigation Conference; International Meteorological Congress; World's Fair</text:p>
          </table:table-cell>
          <table:table-cell table:style-name="ce2" office:value-type="string">
            <text:p>conf</text:p>
          </table:table-cell>
          <table:table-cell table:style-name="ce2" office:value-type="string">
            <text:p>Chicago (World's Fair)</text:p>
          </table:table-cell>
          <table:table-cell table:style-name="ce2" office:value-type="string">
            <text:p>US</text:p>
          </table:table-cell>
          <table:table-cell table:style-name="ce2" office:value-type="float" office:value="1893">
            <text:p>1893</text:p>
          </table:table-cell>
          <table:table-cell table:style-name="ce2" table:number-columns-repeated="3"/>
          <table:table-cell table:style-name="ce5" office:value-type="string">
            <text:p>Zahm conceived; Chanute ran</text:p>
          </table:table-cell>
          <table:table-cell table:style-name="ce5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Antwerp Exhibition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Antwerp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1894?</text:p>
          </table:table-cell>
          <table:table-cell table:style-name="ce2" table:number-columns-repeated="3"/>
          <table:table-cell table:style-name="ce5" office:value-type="string">
            <text:p>there were navigable balloons there </text:p>
          </table:table-cell>
          <table:table-cell table:style-name="ce5" office:value-type="string">
            <text:p>Brockett 1910, p619, B#10711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Congress of the Atmosphere</text:p>
          </table:table-cell>
          <table:table-cell table:style-name="ce2" office:value-type="string">
            <text:p>conf</text:p>
          </table:table-cell>
          <table:table-cell table:style-name="ce2" table:number-columns-repeated="2"/>
          <table:table-cell table:style-name="ce4" office:value-type="string">
            <text:p>1894; 1895</text:p>
          </table:table-cell>
          <table:table-cell table:style-name="ce2" table:number-columns-repeated="4"/>
          <table:table-cell table:style-name="ce2" office:value-type="string">
            <text:p>none identified yet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Leipzig Exhibition</text:p>
          </table:table-cell>
          <table:table-cell table:style-name="ce2" office:value-type="string">
            <text:p>exh</text:p>
          </table:table-cell>
          <table:table-cell table:style-name="ce2" table:number-columns-repeated="2"/>
          <table:table-cell table:style-name="ce2" office:value-type="float" office:value="1897">
            <text:p>1897</text:p>
          </table:table-cell>
          <table:table-cell table:style-name="ce2" table:number-columns-repeated="3"/>
          <table:table-cell table:style-name="ce2" office:value-type="string">
            <text:p>had captive balloon</text:p>
          </table:table-cell>
          <table:table-cell office:value-type="string">
            <text:p>Brockett #29690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International Aeronautical Commission</text:p>
          </table:table-cell>
          <table:table-cell table:style-name="ce2" office:value-type="string">
            <text:p>conf</text:p>
          </table:table-cell>
          <table:table-cell table:style-name="ce2" office:value-type="string">
            <text:p>Strassburg</text:p>
          </table:table-cell>
          <table:table-cell table:style-name="ce2"/>
          <table:table-cell table:style-name="ce2" office:value-type="float" office:value="1898">
            <text:p>1898</text:p>
          </table:table-cell>
          <table:table-cell table:style-name="ce2" table:number-columns-repeated="4"/>
          <table:table-cell table:style-name="ce2" office:value-type="string">
            <text:p>none identified yet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Russian aeronautical exhibition</text:p>
          </table:table-cell>
          <table:table-cell table:style-name="ce2" office:value-type="string">
            <text:p>exh</text:p>
          </table:table-cell>
          <table:table-cell table:style-name="ce2"/>
          <table:table-cell table:style-name="ce2" office:value-type="string">
            <text:p>Ru</text:p>
          </table:table-cell>
          <table:table-cell table:style-name="ce2" office:value-type="string">
            <text:p>~1897</text:p>
          </table:table-cell>
          <table:table-cell table:style-name="ce2" table:number-columns-repeated="4"/>
          <table:table-cell table:style-name="ce2" office:value-type="string">
            <text:p>Brockett #127200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"Paris exhibition"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Paris</text:p>
          </table:table-cell>
          <table:table-cell table:style-name="ce2"/>
          <table:table-cell table:style-name="ce2" office:value-type="string">
            <text:p>~1900</text:p>
          </table:table-cell>
          <table:table-cell table:style-name="ce2" table:number-columns-repeated="4"/>
          <table:table-cell table:style-name="ce2" office:value-type="string">
            <text:p>Brockett #2910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International Conference of Meteorology</text:p>
          </table:table-cell>
          <table:table-cell table:style-name="ce2" office:value-type="string">
            <text:p>conf</text:p>
          </table:table-cell>
          <table:table-cell table:style-name="ce2" office:value-type="string">
            <text:p>Paris</text:p>
          </table:table-cell>
          <table:table-cell table:style-name="ce2"/>
          <table:table-cell table:style-name="ce2" office:value-type="float" office:value="1900">
            <text:p>1900</text:p>
          </table:table-cell>
          <table:table-cell table:style-name="ce2" table:number-columns-repeated="7"/>
          <table:table-cell table:number-columns-repeated="1012"/>
        </table:table-row>
        <table:table-row table:style-name="ro5">
          <table:table-cell table:style-name="ce2" office:value-type="string">
            <text:p>Automobile exhibition in Paris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 office:value-type="string">
            <text:p>International Commission on Airships</text:p>
          </table:table-cell>
          <table:table-cell table:style-name="ce2" office:value-type="string">
            <text:p>conf</text:p>
          </table:table-cell>
          <table:table-cell table:style-name="ce2" table:number-columns-repeated="2"/>
          <table:table-cell table:style-name="ce2" office:value-type="string">
            <text:p>1902; 1903</text:p>
          </table:table-cell>
          <table:table-cell table:style-name="ce2" table:number-columns-repeated="7"/>
          <table:table-cell table:number-columns-repeated="1012"/>
        </table:table-row>
        <table:table-row table:style-name="ro6">
          <table:table-cell table:style-name="ce2" office:value-type="string">
            <text:p>British and International Aeronautical Exhibition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Alexandra Palace</text:p>
          </table:table-cell>
          <table:table-cell table:style-name="ce2" office:value-type="string">
            <text:p>Br</text:p>
          </table:table-cell>
          <table:table-cell table:style-name="ce2" office:value-type="float" office:value="1903">
            <text:p>1903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style-name="ce5" office:value-type="string">
            <text:p>organized by Aeronautical Institute; opened the Thursday before Sept 24 1903 ; exhibited: a model balloon; kites; balloon accessories from the Germany Government; Cody's kites; flying machines; "large machine which Dr. Barton is constructing"; kite competitions will have silver and bronze medals. <text:s/>Source: <text:span text:style-name="T2">Nature,</text:span><text:span text:style-name="T3"> Sept </text:span><text:span text:style-name="T3">24, 1903, pp </text:span><text:span text:style-name="T3">516-7.</text:span></text:p>
          </table:table-cell>
          <table:table-cell table:style-name="ce2" office:value-type="string">
            <text:p><text:span text:style-name="T4">Nature,</text:span><text:span text:style-name="T5"> </text:span><text:span text:style-name="T5">Sept 24 </text:span><text:span text:style-name="T5">1903, pp </text:span><text:span text:style-name="T5">516-7: <text:s/></text:span><text:span text:style-name="T5">http://books</text:span><text:span text:style-name="T5">.google.co</text:span><text:span text:style-name="T5">m/books?</text:span><text:span text:style-name="T5">id=RNMR</text:span><text:span text:style-name="T5">AAAAYA</text:span><text:span text:style-name="T5">AJ&amp;lpg=P</text:span><text:span text:style-name="T5">A516&amp;ots=</text:span><text:span text:style-name="T5">3F0yutJVIv</text:span><text:span text:style-name="T5">&amp;dq=Aero</text:span><text:span text:style-name="T5">nautical</text:span><text:span text:style-name="T5">%20exhibit</text:span><text:span text:style-name="T5">ion</text:span><text:span text:style-name="T5">%20%2018</text:span><text:span text:style-name="T5">85%20Alex</text:span><text:span text:style-name="T5">andra</text:span><text:span text:style-name="T5">%20Palace</text:span><text:span text:style-name="T5">&amp;pg=PA51</text:span><text:span text:style-name="T5">6#v=onepa</text:span><text:span text:style-name="T5">ge&amp;q=Aero</text:span><text:span text:style-name="T5">nautical</text:span><text:span text:style-name="T5">%20exhibit</text:span><text:span text:style-name="T5">ion</text:span><text:span text:style-name="T5">%20%2018</text:span><text:span text:style-name="T5">85%20Alex</text:span><text:span text:style-name="T5">andra</text:span><text:span text:style-name="T5">%20Palace</text:span><text:span text:style-name="T5">&amp;f=false</text:span></text:p>
          </table:table-cell>
          <table:table-cell table:style-name="ce2" table:number-columns-repeated="2"/>
          <table:table-cell table:number-columns-repeated="1012"/>
        </table:table-row>
        <table:table-row table:style-name="ro7">
          <table:table-cell table:style-name="ce2" office:value-type="string">
            <text:p>St Louis World's Fair (aka Louisiana Purchase Expo)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St. Louis</text:p>
          </table:table-cell>
          <table:table-cell table:style-name="ce2" office:value-type="string">
            <text:p>US</text:p>
          </table:table-cell>
          <table:table-cell table:style-name="ce2" office:value-type="float" office:value="1904">
            <text:p>1904</text:p>
          </table:table-cell>
          <table:table-cell table:style-name="ce2" table:number-columns-repeated="3"/>
          <table:table-cell table:style-name="ce5" office:value-type="string">
            <text:p>ballooning ; $100,000 to be given to flying machine making three round-trips ; Santos-Dumont's airship was irreperably sliced before the competition</text:p>
          </table:table-cell>
          <table:table-cell table:style-name="ce5" office:value-type="string">
            <text:p>Hoffman book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4th Congress for Scientific Aerostation</text:p>
          </table:table-cell>
          <table:table-cell table:style-name="ce2" office:value-type="string">
            <text:p>conf</text:p>
          </table:table-cell>
          <table:table-cell table:style-name="ce2" office:value-type="string">
            <text:p>St. Petersbourg</text:p>
          </table:table-cell>
          <table:table-cell table:style-name="ce2"/>
          <table:table-cell table:style-name="ce2" office:value-type="float" office:value="1904">
            <text:p>1904</text:p>
          </table:table-cell>
          <table:table-cell table:style-name="ce2" table:number-columns-repeated="7"/>
          <table:table-cell table:number-columns-repeated="1012"/>
        </table:table-row>
        <table:table-row table:style-name="ro5">
          <table:table-cell table:style-name="ce2" office:value-type="string">
            <text:p>5th Congress for Scientific Aerostation</text:p>
          </table:table-cell>
          <table:table-cell table:style-name="ce2" office:value-type="string">
            <text:p>conf</text:p>
          </table:table-cell>
          <table:table-cell table:style-name="ce2" office:value-type="string">
            <text:p>Milan</text:p>
          </table:table-cell>
          <table:table-cell/>
          <table:table-cell table:style-name="ce2" office:value-type="float" office:value="1906">
            <text:p>1906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 office:value-type="string">
            <text:p>Hunaudieres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Hunaudieres</text:p>
          </table:table-cell>
          <table:table-cell table:style-name="ce2" office:value-type="string">
            <text:p>Fr</text:p>
          </table:table-cell>
          <table:table-cell table:style-name="ce2" office:value-type="float" office:value="1908">
            <text:p>1908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8/8 to 8/13</text:p>
          </table:table-cell>
          <table:table-cell table:style-name="ce5"/>
          <table:table-cell table:style-name="ce2" office:value-type="string">
            <text:p>* ; Wrights only (?) ; at least 5000 spectators at some point</text:p>
          </table:table-cell>
          <table:table-cell table:style-name="ce5" office:value-type="string">
            <text:p>http://www.centennialofflight.gov/chrono/log/1908HunaudieresRaceCourse.htm</text:p>
          </table:table-cell>
          <table:table-cell table:style-name="ce2" table:number-columns-repeated="2"/>
          <table:table-cell table:number-columns-repeated="1012"/>
        </table:table-row>
        <table:table-row table:style-name="ro8">
          <table:table-cell table:style-name="ce2" office:value-type="string">
            <text:p>11th Paris Motor Show</text:p>
          </table:table-cell>
          <table:table-cell table:style-name="ce2" office:value-type="string">
            <text:p>autos</text:p>
          </table:table-cell>
          <table:table-cell table:style-name="ce2" office:value-type="string">
            <text:p>Paris</text:p>
          </table:table-cell>
          <table:table-cell table:style-name="ce2" office:value-type="string">
            <text:p>Fr</text:p>
          </table:table-cell>
          <table:table-cell table:style-name="ce2" office:value-type="float" office:value="1908">
            <text:p>1908</text:p>
          </table:table-cell>
          <table:table-cell table:style-name="ce2" table:number-columns-repeated="3"/>
          <table:table-cell table:style-name="ce5" office:value-type="string">
            <text:p>Gustave Rives set up an associated aero exhibition too. <text:s/>It was successful enough for them to start the Paris Air Show in 1909.</text:p>
          </table:table-cell>
          <table:table-cell table:style-name="ce5" office:value-type="string">
            <text:p>Nelms, 2009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rankfurt (Internationale Luftschiffahrtsaustellung)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Frankfurt</text:p>
          </table:table-cell>
          <table:table-cell table:style-name="ce2" office:value-type="string">
            <text:p>De</text:p>
          </table:table-cell>
          <table:table-cell table:style-name="ce2" office:value-type="float" office:value="1909">
            <text:p>1909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5" office:value-type="string">
            <text:p>"profitable" (WashPost) ; </text:p>
          </table:table-cell>
          <table:table-cell table:style-name="ce5" office:value-type="string">
            <text:p><text:span text:style-name="T2">WashPo</text:span><text:span text:style-name="T3"> Jan </text:span><text:span text:style-name="T3">1910 ; </text:span><text:span text:style-name="T3">Liebmann </text:span><text:span text:style-name="T3">and Wahl </text:span><text:span text:style-name="T3">1909 and </text:span><text:span text:style-name="T3">1911</text:span>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Reims Air Meet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Rheims</text:p>
          </table:table-cell>
          <table:table-cell table:style-name="ce2" office:value-type="string">
            <text:p>Fr</text:p>
          </table:table-cell>
          <table:table-cell table:style-name="ce2" office:value-type="float" office:value="1909">
            <text:p>1909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5" office:value-type="string">
            <text:p>* ; profit estimated at $60K</text:p>
          </table:table-cell>
          <table:table-cell table:style-name="ce5" office:value-type="string">
            <text:p><text:span text:style-name="T2">WashPo</text:span><text:span text:style-name="T3"> Jan </text:span><text:span text:style-name="T3">1910</text:span>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Zurich aero meeting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Zurich</text:p>
          </table:table-cell>
          <table:table-cell table:style-name="ce2" office:value-type="string">
            <text:p>Sw</text:p>
          </table:table-cell>
          <table:table-cell table:style-name="ce2" office:value-type="float" office:value="1909">
            <text:p>1909</text:p>
          </table:table-cell>
          <table:table-cell table:style-name="ce2" office:value-type="string">
            <text:p>summer</text:p>
          </table:table-cell>
          <table:table-cell table:style-name="ce2" table:number-columns-repeated="2"/>
          <table:table-cell table:style-name="ce5" office:value-type="string">
            <text:p>Godon Bennet balloon cup ; receipts of $70,670 ; gate receipts $12K; profits $5600.</text:p>
          </table:table-cell>
          <table:table-cell table:style-name="ce5" office:value-type="string">
            <text:p><text:span text:style-name="T2">WashPo</text:span><text:span text:style-name="T3"> Jan </text:span><text:span text:style-name="T3">1910</text:span></text:p>
          </table:table-cell>
          <table:table-cell table:style-name="ce2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Exposition de la Locomotion Aerienne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Paris</text:p>
          </table:table-cell>
          <table:table-cell table:style-name="ce2" office:value-type="string">
            <text:p>Fr</text:p>
          </table:table-cell>
          <table:table-cell table:style-name="ce2" office:value-type="float" office:value="1909">
            <text:p>190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ep 25 to Oct 17</text:p>
          </table:table-cell>
          <table:table-cell table:style-name="ce2"/>
          <table:table-cell table:style-name="ce5" office:value-type="string">
            <text:p>380 exhibitors and 100,000 visitors. <text:s/>Set up by Gustave Rives; hosted by new trade association Chambre Syndicale de L'industrie Aeronautique. In later editions this becomes the Paris Air Show</text:p>
          </table:table-cell>
          <table:table-cell table:style-name="ce5" office:value-type="string">
            <text:p>Nelms, 2009 ; wikipedia: http://en.wikipedia.org/wiki/Paris_air_show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Dominguez Field/LA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Los Angeles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Jan 10 to Jan 20</text:p>
          </table:table-cell>
          <table:table-cell table:style-name="ce6"/>
          <table:table-cell table:style-name="ce5" office:value-type="string">
            <text:p>* ; &gt;56 aircraft ; $75K in prizes ; 254,000 tickets sold ; gate receipts of $137,500</text:p>
          </table:table-cell>
          <table:table-cell table:style-name="ce7" office:value-type="string">
            <text:p><text:span text:style-name="T6">WashPo</text:span><text:span text:style-name="T7"> Jan </text:span><text:span text:style-name="T7">1910 ; Hatfield, </text:span><text:span text:style-name="T7">1976 ; </text:span><text:span text:style-name="T7">wikipedia: </text:span><text:span text:style-name="T7">http://en.wikipe</text:span><text:span text:style-name="T7">dia.org/wiki/19</text:span><text:span text:style-name="T7">10_Los_Angele</text:span><text:span text:style-name="T7">s_International_</text:span><text:span text:style-name="T7">Air_Meet_at_D</text:span><text:span text:style-name="T7">ominguez_Field</text:span>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Indianapolis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Indianapolis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Montreal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Montreal</text:p>
          </table:table-cell>
          <table:table-cell table:style-name="ce2" office:value-type="string">
            <text:p>Ca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Atlantic City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Atlantic City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Asbury Park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Asbury Park, NJ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Harvard-Boston Aero Meet 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Boston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style-name="ce5" office:value-type="string">
            <text:p>*</text:p>
          </table:table-cell>
          <table:table-cell table:style-name="ce5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St. Louis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St. Louis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Baltimore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Baltimore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Chattanooga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Chattanooga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Belmont Park 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Belmont Park (NJ?)</text:p>
          </table:table-cell>
          <table:table-cell table:style-name="ce2" office:value-type="string">
            <text:p>US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5" office:value-type="string">
            <text:p>*</text:p>
          </table:table-cell>
          <table:table-cell table:style-name="ce5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Berlin Flugwoche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1910?</text:p>
          </table:table-cell>
          <table:table-cell table:style-name="ce2" table:number-columns-repeated="3"/>
          <table:table-cell table:style-name="ce5" office:value-type="string">
            <text:p>7 events ; * ; </text:p>
          </table:table-cell>
          <table:table-cell table:style-name="ce8"/>
          <table:table-cell table:style-name="ce2" table:number-columns-repeated="2"/>
          <table:table-cell table:number-columns-repeated="1012"/>
        </table:table-row>
        <table:table-row table:style-name="ro9">
          <table:table-cell table:style-name="ce2" office:value-type="string">
            <text:p>Paris Aero Salon</text:p>
          </table:table-cell>
          <table:table-cell table:style-name="ce2" office:value-type="string">
            <text:p>exh</text:p>
          </table:table-cell>
          <table:table-cell table:style-name="ce2" office:value-type="string">
            <text:p>Paris</text:p>
          </table:table-cell>
          <table:table-cell table:style-name="ce2" office:value-type="string">
            <text:p>Fr</text:p>
          </table:table-cell>
          <table:table-cell table:style-name="ce2" office:value-type="float" office:value="1912">
            <text:p>19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at "the Grand Palais"</text:p>
          </table:table-cell>
          <table:table-cell table:style-name="ce7" office:value-type="string">
            <text:p>Flightglobal/Archive: <text:s/>http://www.flightglobal.com/pdfarchive/view/1912/1912%20-%200990.html</text:p>
          </table:table-cell>
          <table:table-cell table:style-name="ce2" table:number-columns-repeated="2"/>
          <table:table-cell table:number-columns-repeated="1012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79">
          <table:table-cell table:style-name="ce2" table:number-columns-repeated="12"/>
          <table:table-cell table:number-columns-repeated="1012"/>
        </table:table-row>
        <table:table-row table:style-name="ro5" table:number-rows-repeated="654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ources" table:style-name="ta2" table:print="false"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2" table:number-columns-repeated="254" table:default-cell-style-name="ce10"/>
        <table:table-column table:style-name="co10" table:number-columns-repeated="767" table:default-cell-style-name="Default"/>
        <table:table-row table:style-name="ro10">
          <table:table-cell table:style-name="ce9" office:value-type="string">
            <text:p>Source information</text:p>
          </table:table-cell>
          <table:table-cell table:style-name="ce9" office:value-type="string">
            <text:p>Source cited as</text:p>
          </table:table-cell>
          <table:table-cell table:style-name="ce9"/>
          <table:table-cell table:number-columns-repeated="1021"/>
        </table:table-row>
        <table:table-row table:style-name="ro11">
          <table:table-cell office:value-type="string">
            <text:p>Aeroplane gossip. <text:span text:style-name="T4">The </text:span><text:span text:style-name="T4">Washington </text:span><text:span text:style-name="T4">Post</text:span><text:span text:style-name="T5"> Jan 9, </text:span><text:span text:style-name="T5">1910, page </text:span><text:span text:style-name="T5">A15. From </text:span><text:span text:style-name="T5">ProQuest </text:span><text:span text:style-name="T5">Historical </text:span><text:span text:style-name="T5">Newspaper</text:span><text:span text:style-name="T5">s, via </text:span><text:span text:style-name="T5">Ceceile </text:span><text:span text:style-name="T5">circa March </text:span><text:span text:style-name="T5">16, 2012.</text:span></text:p>
          </table:table-cell>
          <table:table-cell office:value-type="string">
            <text:p>WashPo_Jan1910</text:p>
          </table:table-cell>
          <table:table-cell table:number-columns-repeated="1022"/>
        </table:table-row>
        <table:table-row table:style-name="ro12">
          <table:table-cell office:value-type="string">
            <text:p><text:s/>Douglas Nelms, “An Auspicious Occasion: Paris Celebrates 100 Years of Air Shows,” <text:span text:style-name="T4">Rotor and </text:span><text:span text:style-name="T4">Wing</text:span><text:span text:style-name="T5">, June </text:span><text:span text:style-name="T5">1, 2009. <text:s text:c="2"/></text:span><text:span text:style-name="T5">&lt;http://ww</text:span><text:span text:style-name="T5">w.aviationt</text:span><text:span text:style-name="T5">oday.com/r</text:span><text:span text:style-name="T5">w/commerc</text:span><text:span text:style-name="T5">ial/eng/An-</text:span><text:span text:style-name="T5">Auspicious</text:span><text:span text:style-name="T5">-</text:span><text:span text:style-name="T5">Occcasion-</text:span><text:span text:style-name="T5">Paris-</text:span><text:span text:style-name="T5">Celebrates-</text:span><text:span text:style-name="T5">100-Years-</text:span><text:span text:style-name="T5">of-Air-</text:span><text:span text:style-name="T5">Shows_324</text:span><text:span text:style-name="T5">99.html&gt;</text:span></text:p>
          </table:table-cell>
          <table:table-cell office:value-type="string">
            <text:p>Nelms, 2009 (cited in Wikipedia: http://en.wikipedia.org/wiki/Gustave_Rives)</text:p>
          </table:table-cell>
          <table:table-cell table:number-columns-repeated="1022"/>
        </table:table-row>
        <table:table-row table:style-name="ro5">
          <table:table-cell office:value-type="string">
            <text:p>http://en.wikipedia.org/wiki/Paris_air_show</text:p>
          </table:table-cell>
          <table:table-cell table:number-columns-repeated="1023"/>
        </table:table-row>
        <table:table-row table:style-name="ro13">
          <table:table-cell office:value-type="string">
            <text:p>Flightglobal/Archive: <text:s/>http://www.flightglobal.com/pdfarchive/view/1912/1912%20-%200990.html</text:p>
          </table:table-cell>
          <table:table-cell table:number-columns-repeated="1023"/>
        </table:table-row>
        <table:table-row table:style-name="ro14">
          <table:table-cell table:style-name="ce11" office:value-type="string">
            <text:p><text:a xlink:href="http://lccn.loc.gov/14008294">http://lccn.loc.gov/14008294 ; http://lccn.loc.gov/32025956 ; Wow, the 1912 version is online at HathiTrust:  http://babel.hathitrust.org/cgi/pt?id=mdp.39015021075828</text:a></text:p>
          </table:table-cell>
          <table:table-cell office:value-type="string">
            <text:p>Liebmann and <text:s/>Wahl, 1909 and 1911 <text:s/>-- exhibition catalog</text:p>
          </table:table-cell>
          <table:table-cell table:number-columns-repeated="1022"/>
        </table:table-row>
        <table:table-row table:style-name="ro14">
          <table:table-cell office:value-type="string">
            <text:p>Hatfield, David (1976). <text:span text:style-name="T8">Domingue</text:span><text:span text:style-name="T8">z Air Meet, </text:span><text:span text:style-name="T8">1910</text:span><text:span text:style-name="T9">. </text:span><text:span text:style-name="T9">Inglewood</text:span><text:span text:style-name="T9">, CA: </text:span><text:span text:style-name="T9">Northrop </text:span><text:span text:style-name="T9">University </text:span><text:span text:style-name="T9">Press. </text:span><text:span text:style-name="T9">pp. 149.</text:span></text:p>
          </table:table-cell>
          <table:table-cell office:value-type="string">
            <text:p>Hatfield, 1976 <text:s/>(wow, get this)</text:p>
          </table:table-cell>
          <table:table-cell table:number-columns-repeated="1022"/>
        </table:table-row>
        <table:table-row table:style-name="ro5">
          <table:table-cell office:value-type="string">
            <text:p>http://en.wikipedia.org/wiki/1910_Los_Angeles_International_Air_Meet_at_Dominguez_Field</text:p>
          </table:table-cell>
          <table:table-cell office:value-type="string">
            <text:p>wikipedia: Los Angeles Inernational Air Meet</text:p>
          </table:table-cell>
          <table:table-cell table:number-columns-repeated="1022"/>
        </table:table-row>
        <table:table-row table:style-name="ro5" table:number-rows-repeated="6552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1" svg:font-family="Cambria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00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exhibitions_20_conferences" style:display-name="PageStyle_List exhibitions confer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YER_P</meta:initial-creator>
    <meta:creation-date>2012-03-19T09:10:32</meta:creation-date>
    <dc:creator>MEYER_P</dc:creator>
    <dc:date>2012-08-14T15:35:53</dc:date>
    <meta:generator>OpenOffice.org/3.1$Unix OpenOffice.org_project/310m11$Build-9399</meta:generator>
    <meta:document-statistic meta:table-count="2" meta:cell-count="257" meta:object-count="0"/>
  </office:meta>
</office:document-meta>
</file>